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6.791cm" fo:break-before="auto" style:use-optimal-row-height="true"/>
    </style:style>
    <style:style style:name="ro3" style:family="table-row">
      <style:table-row-properties style:row-height="4.542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18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генетики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наследуемос</text:span><text:span text:style-name="T1">ть форм </text:span><text:span text:style-name="T1">социальной </text:span><text:span text:style-name="T1">организации </text:span><text:span text:style-name="T1">(из </text:span><text:span text:style-name="T1">поколения в </text:span><text:span text:style-name="T1">поколение)</text:span>.. <text:s/><text:s text:c="4"/><text:span text:style-name="T2">Свойства </text:span><text:span text:style-name="T2">институтов, </text:span><text:span text:style-name="T2">классификац</text:span><text:span text:style-name="T2">ия </text:span><text:span text:style-name="T2">институтов, </text:span><text:span text:style-name="T2">организаций.</text:span> <text:span text:style-name="T3">Иерархии </text:span><text:span text:style-name="T3">институтов </text:span><text:span text:style-name="T3">как форма </text:span><text:span text:style-name="T3">их связей.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3">
          <table:table-cell office:value-type="string">
            <text:p>генетический</text:p>
          </table:table-cell>
          <table:table-cell office:value-type="string">
            <text:p>институты</text:p>
          </table:table-cell>
          <table:table-cell table:style-name="ce2" office:value-type="string">
            <text:p>генетика</text:p>
          </table:table-cell>
          <table:table-cell office:value-type="string">
            <text:p><text:span text:style-name="T1">Признаки — </text:span><text:span text:style-name="T1">быть </text:span><text:span text:style-name="T1">особью, </text:span><text:span text:style-name="T1">отдельность</text:span><text:span text:style-name="T1">ю. <text:s text:c="11"/></text:span><text:s text:c="7"/><text:span text:style-name="T2">Свойства — </text:span><text:span text:style-name="T2">классификац</text:span><text:span text:style-name="T2">ия </text:span><text:span text:style-name="T2">индивидов.</text:span> <text:s text:c="2"/><text:span text:style-name="T3">Связи — </text:span><text:span text:style-name="T3">между </text:span><text:span text:style-name="T3">индивидами</text:span>.</text:p>
          </table:table-cell>
          <table:table-cell table:number-columns-repeated="1014"/>
        </table:table-row>
        <table:table-row table:style-name="ro1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индивид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4" table:number-rows-repeated="65531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6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2T16:01:42</meta:creation-date>
    <dc:date>2010-02-22T16:09:54</dc:date>
    <dc:creator>simon kordonsky</dc:creator>
    <meta:editing-duration>PT00H08M13S</meta:editing-duration>
    <meta:editing-cycles>2</meta:editing-cycles>
    <meta:generator>OpenOffice.org/3.2$Unix OpenOffice.org_project/320m9$Build-9476</meta:generator>
    <meta:document-statistic meta:table-count="3" meta:cell-count="15" meta:object-count="0"/>
  </office:meta>
</office:document-meta>
</file>